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pitch="variable" style:font-charset="x-symbol"/>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automatic-styles>
    <style:style style:name="Table2" style:family="table">
      <style:table-properties style:width="5.7597in" table:align="left"/>
    </style:style>
    <style:style style:name="Table2.A" style:family="table-column">
      <style:table-column-properties style:column-width="0.8653in"/>
    </style:style>
    <style:style style:name="Table2.B" style:family="table-column">
      <style:table-column-properties style:column-width="4.890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5931in" table:align="left"/>
    </style:style>
    <style:style style:name="Table3.A" style:family="table-column">
      <style:table-column-properties style:column-width="0.8653in"/>
    </style:style>
    <style:style style:name="Table3.B" style:family="table-column">
      <style:table-column-properties style:column-width="1.2069in"/>
    </style:style>
    <style:style style:name="Table3.C" style:family="table-column">
      <style:table-column-properties style:column-width="1.2604in"/>
    </style:style>
    <style:style style:name="Table3.D" style:family="table-column">
      <style:table-column-properties style:column-width="3.2556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2.4056in" table:align="left"/>
    </style:style>
    <style:style style:name="Table4.A" style:family="table-column">
      <style:table-column-properties style:column-width="0.8653in"/>
    </style:style>
    <style:style style:name="Table4.B" style:family="table-column">
      <style:table-column-properties style:column-width="1.0507in"/>
    </style:style>
    <style:style style:name="Table4.C" style:family="table-column">
      <style:table-column-properties style:column-width="0.4854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 style:family="table">
      <style:table-properties style:width="5.8958in" fo:margin-left="0in" fo:margin-right="1.0292in" table:align="margins"/>
    </style:style>
    <style:style style:name="Table1.A" style:family="table-column">
      <style:table-column-properties style:column-width="0.8646in" style:rel-column-width="1245*"/>
    </style:style>
    <style:style style:name="Table1.B" style:family="table-column">
      <style:table-column-properties style:column-width="1.2292in" style:rel-column-width="1770*"/>
    </style:style>
    <style:style style:name="Table1.C" style:family="table-column">
      <style:table-column-properties style:column-width="1.1146in" style:rel-column-width="1605*"/>
    </style:style>
    <style:style style:name="Table1.D" style:family="table-column">
      <style:table-column-properties style:column-width="0.75in" style:rel-column-width="1080*"/>
    </style:style>
    <style:style style:name="Table1.E" style:family="table-column">
      <style:table-column-properties style:column-width="1.9299in" style:rel-column-width="2779*"/>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paragraph-properties fo:margin-left="0in" fo:margin-right="0in" fo:text-indent="0in" style:auto-text-indent="false"/>
    </style:style>
    <style:style style:name="P3" style:family="paragraph" style:parent-style-name="Table_20_Heading">
      <style:text-properties style:font-name="Arial" fo:font-size="10pt" style:font-size-asian="10pt" style:font-size-complex="10pt"/>
    </style:style>
    <style:style style:name="P4" style:family="paragraph" style:parent-style-name="Table_20_Contents">
      <style:text-properties style:font-name="Arial" fo:font-size="10pt" style:font-size-asian="10pt" style:font-size-complex="10pt"/>
    </style:style>
    <style:style style:name="P5" style:family="paragraph" style:parent-style-name="Table_20_Heading">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Standard">
      <style:paragraph-properties fo:break-before="page"/>
    </style:style>
    <style:style style:name="P7" style:family="paragraph" style:parent-style-name="Standard">
      <style:text-properties style:font-name="Courier 10 Pitch" fo:font-size="10pt" style:font-size-asian="10pt" style:font-size-complex="10pt"/>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meron L Palmer</text:p>
      <text:p text:style-name="Standard">October 21, 2006</text:p>
      <text:p text:style-name="Standard"/>
      <text:p text:style-name="Standard">SQL Table Layout</text:p>
      <text:list text:style-name="L1">
        <text:list-header>
          <text:p text:style-name="P1"/>
        </text:list-header>
      </text:list>
      <text:p text:style-name="Standard">Table Key</text:p>
      <text:p text:style-name="P2">* Indicates a Primary Key</text:p>
      <text:p text:style-name="Standard">^ Indicates a Foreign Key</text:p>
      <text:p text:style-name="Standard"/>
      <text:p text:style-name="Standard">Department Table</text:p>
      <text:p text:style-name="Standard">// For the time being the department table only contains the department codes and the titles of the departments. In the future it may be desirable to attach the college associated with each department.</text:p>
      <table:table table:name="Table2" table:style-name="Table2">
        <table:table-column table:style-name="Table2.A"/>
        <table:table-column table:style-name="Table2.B"/>
        <table:table-header-rows>
          <table:table-row>
            <table:table-cell table:style-name="Table2.A1" office:value-type="string">
              <text:p text:style-name="P3">dept_id*</text:p>
            </table:table-cell>
            <table:table-cell table:style-name="Table2.B1" office:value-type="string">
              <text:p text:style-name="P3">title</text:p>
            </table:table-cell>
          </table:table-row>
        </table:table-header-rows>
        <table:table-row>
          <table:table-cell table:style-name="Table2.A2" office:value-type="string">
            <text:p text:style-name="P4">VARCHAR()</text:p>
          </table:table-cell>
          <table:table-cell table:style-name="Table2.B2" office:value-type="string">
            <text:p text:style-name="P4">VARCHAR()</text:p>
          </table:table-cell>
        </table:table-row>
        <table:table-row>
          <table:table-cell table:style-name="Table2.A2" office:value-type="string">
            <text:p text:style-name="P5">CSCE</text:p>
          </table:table-cell>
          <table:table-cell table:style-name="Table2.B2" office:value-type="string">
            <text:p text:style-name="P5">Computer Science and Computer Engineering</text:p>
          </table:table-cell>
        </table:table-row>
        <table:table-row>
          <table:table-cell table:style-name="Table2.A2" office:value-type="string">
            <text:p text:style-name="P4">MATH</text:p>
          </table:table-cell>
          <table:table-cell table:style-name="Table2.B2" office:value-type="string">
            <text:p text:style-name="P4">Mathematics</text:p>
          </table:table-cell>
        </table:table-row>
      </table:table>
      <text:p text:style-name="Standard"/>
      <text:p text:style-name="Standard">Course Table</text:p>
      <text:p text:style-name="Standard">// The course_id is initially conceived as a combination of the department and course number field but that might be changed.</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course_id*</text:p>
            </table:table-cell>
            <table:table-cell table:style-name="Table3.A1" office:value-type="string">
              <text:p text:style-name="P3">dept_id^</text:p>
            </table:table-cell>
            <table:table-cell table:style-name="Table3.A1" office:value-type="string">
              <text:p text:style-name="P3">course_no</text:p>
            </table:table-cell>
            <table:table-cell table:style-name="Table3.D1" office:value-type="string">
              <text:p text:style-name="P3">title</text:p>
            </table:table-cell>
          </table:table-row>
        </table:table-header-rows>
        <table:table-row>
          <table:table-cell table:style-name="Table3.A2" office:value-type="string">
            <text:p text:style-name="P4">VARCHAR()</text:p>
          </table:table-cell>
          <table:table-cell table:style-name="Table3.A2" office:value-type="string">
            <text:p text:style-name="P4">VARCHAR()</text:p>
          </table:table-cell>
          <table:table-cell table:style-name="Table3.A2" office:value-type="string">
            <text:p text:style-name="P4">INT()</text:p>
          </table:table-cell>
          <table:table-cell table:style-name="Table3.D2" office:value-type="string">
            <text:p text:style-name="P4">VARCHAR()</text:p>
          </table:table-cell>
        </table:table-row>
        <table:table-row>
          <table:table-cell table:style-name="Table3.A2" office:value-type="string">
            <text:p text:style-name="P5">CSCE1010</text:p>
          </table:table-cell>
          <table:table-cell table:style-name="Table3.A2" office:value-type="string">
            <text:p text:style-name="P5">CSCE</text:p>
          </table:table-cell>
          <table:table-cell table:style-name="Table3.A2" office:value-type="string">
            <text:p text:style-name="P5">1010</text:p>
          </table:table-cell>
          <table:table-cell table:style-name="Table3.D2" office:value-type="string">
            <text:p text:style-name="P5">Introduction to Computer Science</text:p>
          </table:table-cell>
        </table:table-row>
        <table:table-row>
          <table:table-cell table:style-name="Table3.A2" office:value-type="string">
            <text:p text:style-name="P4"/>
          </table:table-cell>
          <table:table-cell table:style-name="Table3.A2" office:value-type="string">
            <text:p text:style-name="P4"/>
          </table:table-cell>
          <table:table-cell table:style-name="Table3.A2" office:value-type="string">
            <text:p text:style-name="P4"/>
          </table:table-cell>
          <table:table-cell table:style-name="Table3.D2" office:value-type="string">
            <text:p text:style-name="P4"/>
          </table:table-cell>
        </table:table-row>
      </table:table>
      <text:p text:style-name="Standard"/>
      <text:p text:style-name="Standard">Term Table</text:p>
      <text:p text:style-name="Standard">// The term_id is based upon UNT's EIS numbering scheme. </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term_id*</text:p>
            </table:table-cell>
            <table:table-cell table:style-name="Table4.A1" office:value-type="string">
              <text:p text:style-name="P3">semester</text:p>
            </table:table-cell>
            <table:table-cell table:style-name="Table4.C1" office:value-type="string">
              <text:p text:style-name="P3">year</text:p>
            </table:table-cell>
          </table:table-row>
        </table:table-header-rows>
        <table:table-row>
          <table:table-cell table:style-name="Table4.A2" office:value-type="string">
            <text:p text:style-name="P4">INT()</text:p>
          </table:table-cell>
          <table:table-cell table:style-name="Table4.A2" office:value-type="string">
            <text:p text:style-name="P4">VARCHAR()</text:p>
          </table:table-cell>
          <table:table-cell table:style-name="Table4.C2" office:value-type="string">
            <text:p text:style-name="P4">INT()</text:p>
          </table:table-cell>
        </table:table-row>
        <table:table-row>
          <table:table-cell table:style-name="Table4.A2" office:value-type="string">
            <text:p text:style-name="P5">1071</text:p>
          </table:table-cell>
          <table:table-cell table:style-name="Table4.A2" office:value-type="string">
            <text:p text:style-name="P5">Spring</text:p>
          </table:table-cell>
          <table:table-cell table:style-name="Table4.C2" office:value-type="string">
            <text:p text:style-name="P5">2007</text:p>
          </table:table-cell>
        </table:table-row>
        <table:table-row>
          <table:table-cell table:style-name="Table4.A2" office:value-type="string">
            <text:p text:style-name="P4"/>
          </table:table-cell>
          <table:table-cell table:style-name="Table4.A2" office:value-type="string">
            <text:p text:style-name="P4"/>
          </table:table-cell>
          <table:table-cell table:style-name="Table4.C2" office:value-type="string">
            <text:p text:style-name="P4"/>
          </table:table-cell>
        </table:table-row>
      </table:table>
      <text:p text:style-name="Standard"/>
      <text:p text:style-name="Standard">Class Table</text:p>
      <text:p text:style-name="Standard">// class_id should be a unique autogenerated key. Although it seems retarded it may be possible that an instructor could want to have two or more gradebooks for a clas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class_id*</text:p>
            </table:table-cell>
            <table:table-cell table:style-name="Table1.A1" office:value-type="string">
              <text:p text:style-name="P3">course_id^</text:p>
            </table:table-cell>
            <table:table-cell table:style-name="Table1.A1" office:value-type="string">
              <text:p text:style-name="P3">section</text:p>
            </table:table-cell>
            <table:table-cell table:style-name="Table1.A1" office:value-type="string">
              <text:p text:style-name="P3">term_id^</text:p>
            </table:table-cell>
            <table:table-cell table:style-name="Table1.E1" office:value-type="string">
              <text:p text:style-name="P3">cutoffs</text:p>
            </table:table-cell>
          </table:table-row>
        </table:table-header-rows>
        <table:table-row>
          <table:table-cell table:style-name="Table1.A2" office:value-type="string">
            <text:p text:style-name="P4">INT()</text:p>
          </table:table-cell>
          <table:table-cell table:style-name="Table1.A2" office:value-type="string">
            <text:p text:style-name="P4">VARCHAR()</text:p>
          </table:table-cell>
          <table:table-cell table:style-name="Table1.A2" office:value-type="string">
            <text:p text:style-name="P4">INT()</text:p>
          </table:table-cell>
          <table:table-cell table:style-name="Table1.A2" office:value-type="string">
            <text:p text:style-name="P4">INT()</text:p>
          </table:table-cell>
          <table:table-cell table:style-name="Table1.E2" office:value-type="string">
            <text:p text:style-name="P4">VARCHAR()</text:p>
          </table:table-cell>
        </table:table-row>
        <table:table-row>
          <table:table-cell table:style-name="Table1.A2" office:value-type="string">
            <text:p text:style-name="P5"/>
          </table:table-cell>
          <table:table-cell table:style-name="Table1.A2" office:value-type="string">
            <text:p text:style-name="P5">CSCE1010</text:p>
          </table:table-cell>
          <table:table-cell table:style-name="Table1.A2" office:value-type="string">
            <text:p text:style-name="P5">002</text:p>
          </table:table-cell>
          <table:table-cell table:style-name="Table1.A2" office:value-type="string">
            <text:p text:style-name="P5">1071</text:p>
          </table:table-cell>
          <table:table-cell table:style-name="Table1.E2" office:value-type="string">
            <text:p text:style-name="P5">A=90,B=80,C=70,D=60,F=50</text:p>
          </table:table-cell>
        </table:table-row>
        <table:table-row>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
      <text:p text:style-name="Standard"/>
      <text:p text:style-name="Standard"/>
      <text:p text:style-name="P6">Low-level Functions</text:p>
      <text:p text:style-name="Standard"/>
      <text:p text:style-name="P7">bool dept_create(dept_id, title)</text:p>
      <text:p text:style-name="P7">{</text:p>
      <text:p text:style-name="P7"><text:s text:c="2"/>if (!dept_exists(dept_id))</text:p>
      <text:p text:style-name="P7"><text:s text:c="4"/>// Query string should contain properly formatted SQL</text:p>
      <text:p text:style-name="P7"><text:s text:c="4"/>query := 'INSERT dept_id, title INTO dept'</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bool dept_edit(dept_id, title)</text:p>
      <text:p text:style-name="P7">{</text:p>
      <text:p text:style-name="P7"><text:s text:c="2"/>if (dept_exists(dept_id))</text:p>
      <text:p text:style-name="P7"><text:s text:c="4"/>// Query string should contain properly formatted SQL, will want to update <text:s text:c="4"/></text:p>
      <text:p text:style-name="P7"><text:s text:c="4"/>// only changed information</text:p>
      <text:p text:style-name="P7"><text:s text:c="4"/>query := 'UPDATE dept SET title WHERE dept_id={dept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 <text:s/></text:p>
      <text:p text:style-name="P7">}</text:p>
      <text:p text:style-name="P7">bool dept_delete(dept_id)</text:p>
      <text:p text:style-name="P7">{</text:p>
      <text:p text:style-name="P7"><text:s text:c="2"/>if (dept_exists(dept_id))</text:p>
      <text:p text:style-name="P7"><text:s text:c="4"/>// Query string should contain properly formatted SQL</text:p>
      <text:p text:style-name="P7"><text:s text:c="4"/>query := 'DELETE FROM dept WHERE dept_id={dept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array dept_get(dept_id)</text:p>
      <text:p text:style-name="P7">{</text:p>
      <text:p text:style-name="P7"><text:s text:c="2"/>if (dept_exists(dept_id))</text:p>
      <text:p text:style-name="P7"><text:s text:c="4"/>// Query string should contain properly formatted SQL</text:p>
      <text:p text:style-name="P7"><text:s text:c="4"/>query := 'SELECT * FROM dept WHERE dept_id={dept_id}'</text:p>
      <text:p text:style-name="P7"><text:s text:c="4"/>result := mysql(query)</text:p>
      <text:p text:style-name="P7"><text:s text:c="4"/>if (result != success)</text:p>
      <text:p text:style-name="P7"><text:s text:c="6"/>return failure</text:p>
      <text:p text:style-name="P7"><text:s text:c="4"/>return result</text:p>
      <text:p text:style-name="P7"><text:s text:c="2"/>else</text:p>
      <text:p text:style-name="P7"><text:s text:c="4"/>return failure</text:p>
      <text:p text:style-name="P7">}</text:p>
      <text:p text:style-name="P7">bool dept_get_all()</text:p>
      <text:p text:style-name="P7">{</text:p>
      <text:p text:style-name="P7"><text:s text:c="2"/>query := 'SELECT * FROM dept'</text:p>
      <text:p text:style-name="P7"><text:s text:c="2"/>results := mysql(query)</text:p>
      <text:p text:style-name="P7"><text:s text:c="2"/>return results</text:p>
      <text:p text:style-name="P7">}</text:p>
      <text:p text:style-name="P7">bool dept_exists(dept_id)</text:p>
      <text:p text:style-name="P7">{</text:p>
      <text:p text:style-name="P7"><text:s text:c="2"/>result := dept_get(dept_id)</text:p>
      <text:p text:style-name="P7"><text:s text:c="2"/>if (result != 0)</text:p>
      <text:p text:style-name="P7"><text:s text:c="4"/>return success</text:p>
      <text:p text:style-name="P7"><text:s text:c="2"/>else</text:p>
      <text:p text:style-name="P7"><text:s text:c="4"/>return failure</text:p>
      <text:p text:style-name="P7">}</text:p>
      <text:p text:style-name="P7"/>
      <text:p text:style-name="P7">******</text:p>
      <text:p text:style-name="P7"/>
      <text:p text:style-name="P7">bool course_create()</text:p>
      <text:p text:style-name="P7">{</text:p>
      <text:p text:style-name="P7"><text:s text:c="2"/>if (!course_exists(course_id))</text:p>
      <text:p text:style-name="P7"><text:s text:c="4"/>// Query string should contain properly formatted SQL</text:p>
      <text:p text:style-name="P7"><text:s text:c="4"/>query := 'INSERT course_id, dept_id, course_no, title INTO course'</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bool course_edit(course_id)</text:p>
      <text:p text:style-name="P7">{</text:p>
      <text:p text:style-name="P7"><text:s text:c="2"/>if (course_exists(course_id))</text:p>
      <text:p text:style-name="P7"><text:s text:c="4"/>// Query string should contain properly formatted SQL, will want to update <text:s text:c="4"/></text:p>
      <text:p text:style-name="P7"><text:s text:c="4"/>// only changed information</text:p>
      <text:p text:style-name="P7"><text:s text:c="4"/>query := 'UPDATE course SET dept_id, course_no, title WHERE course_id={course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 <text:s/></text:p>
      <text:p text:style-name="P7">}</text:p>
      <text:p text:style-name="P7">bool course_delete(course_id)</text:p>
      <text:p text:style-name="P7">{</text:p>
      <text:p text:style-name="P7"><text:s text:c="2"/>if (course_exists(course_id))</text:p>
      <text:p text:style-name="P7"><text:s text:c="4"/>// Query string should contain properly formatted SQL</text:p>
      <text:p text:style-name="P7"><text:s text:c="4"/>query := 'DELETE FROM course WHERE course_id={course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array course_get(course_id)</text:p>
      <text:p text:style-name="P7">{</text:p>
      <text:p text:style-name="P7"><text:s text:c="2"/>if (course_exists(course_id))</text:p>
      <text:p text:style-name="P7"><text:s text:c="4"/>// Query string should contain properly formatted SQL</text:p>
      <text:p text:style-name="P7"><text:s text:c="4"/>query := 'SELECT * FROM course WHERE course_id={course_id}'</text:p>
      <text:p text:style-name="P7"><text:s text:c="4"/>result := mysql(query)</text:p>
      <text:p text:style-name="P7"><text:s text:c="4"/>if (result != success)</text:p>
      <text:p text:style-name="P7"><text:s text:c="6"/>return failure</text:p>
      <text:p text:style-name="P7"><text:s text:c="4"/>return result</text:p>
      <text:p text:style-name="P7"><text:s text:c="2"/>else</text:p>
      <text:p text:style-name="P7"><text:s text:c="4"/>return failure</text:p>
      <text:p text:style-name="P7">}</text:p>
      <text:p text:style-name="P7">array course_get_all()</text:p>
      <text:p text:style-name="P7">{</text:p>
      <text:p text:style-name="P7"><text:s text:c="2"/>query := 'SELECT * FROM course'</text:p>
      <text:p text:style-name="P7"><text:s text:c="2"/>results := mysql(query)</text:p>
      <text:p text:style-name="P7"><text:s text:c="2"/>return results</text:p>
      <text:p text:style-name="P7">}</text:p>
      <text:p text:style-name="P7">bool course_exists(course_id)</text:p>
      <text:p text:style-name="P7">{</text:p>
      <text:p text:style-name="P7"><text:s text:c="2"/>result := course_get(course_id)</text:p>
      <text:p text:style-name="P7"><text:s text:c="2"/>if (result != 0)</text:p>
      <text:p text:style-name="P7"><text:s text:c="4"/>return success</text:p>
      <text:p text:style-name="P7"><text:s text:c="2"/>else</text:p>
      <text:p text:style-name="P7"><text:s text:c="4"/>return failure</text:p>
      <text:p text:style-name="P7">}</text:p>
      <text:p text:style-name="P7"/>
      <text:p text:style-name="P7">******</text:p>
      <text:p text:style-name="P7"/>
      <text:p text:style-name="P7">bool term_create(term_id, semester, year)</text:p>
      <text:p text:style-name="P7">{</text:p>
      <text:p text:style-name="P7"><text:s text:c="2"/>if (!term_exists(term_id))</text:p>
      <text:p text:style-name="P7"><text:s text:c="4"/>// Query string should contain properly formatted SQL</text:p>
      <text:p text:style-name="P7"><text:s text:c="4"/>query := 'INSERT term_id, semester, year INTO term'</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bool term_edit(term_id)</text:p>
      <text:p text:style-name="P7">{</text:p>
      <text:p text:style-name="P7"><text:s text:c="2"/>if (term_exists(term_id))</text:p>
      <text:p text:style-name="P7"><text:s text:c="4"/>// Query string should contain properly formatted SQL, will want to update <text:s text:c="4"/></text:p>
      <text:p text:style-name="P7"><text:s text:c="4"/>// only changed information</text:p>
      <text:p text:style-name="P7"><text:s text:c="4"/>query := 'UPDATE classes SET semester, year WHERE term_id={term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bool term_delete(term_id)</text:p>
      <text:p text:style-name="P7">{</text:p>
      <text:p text:style-name="P7"><text:s text:c="2"/>if (term_exists(term_id))</text:p>
      <text:p text:style-name="P7"><text:s text:c="4"/>// Query string should contain properly formatted SQL</text:p>
      <text:p text:style-name="P7"><text:s text:c="4"/>query := 'DELETE FROM term WHERE term_id={term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array term_get(term_id)</text:p>
      <text:p text:style-name="P7">{</text:p>
      <text:p text:style-name="P7"><text:s text:c="2"/>if (term_exists(term_id))</text:p>
      <text:p text:style-name="P7"><text:s text:c="4"/>// Query string should contain properly formatted SQL</text:p>
      <text:p text:style-name="P7"><text:s text:c="4"/>query := 'SELECT * FROM term WHERE term_id={term_id}'</text:p>
      <text:p text:style-name="P7"><text:s text:c="4"/>result := mysql(query)</text:p>
      <text:p text:style-name="P7"><text:s text:c="4"/>if (result != success)</text:p>
      <text:p text:style-name="P7"><text:s text:c="6"/>return failure</text:p>
      <text:p text:style-name="P7"><text:s text:c="4"/>return result</text:p>
      <text:p text:style-name="P7"><text:s text:c="2"/>else</text:p>
      <text:p text:style-name="P7"><text:s text:c="4"/>return failure</text:p>
      <text:p text:style-name="P7">}</text:p>
      <text:p text:style-name="P7">array term_get_all()</text:p>
      <text:p text:style-name="P7">{</text:p>
      <text:p text:style-name="P7"><text:s text:c="2"/>query := 'SELECT * FROM term'</text:p>
      <text:p text:style-name="P7"><text:s text:c="2"/>results := mysql(query)</text:p>
      <text:p text:style-name="P7"><text:s text:c="2"/>return results</text:p>
      <text:p text:style-name="P7">}</text:p>
      <text:p text:style-name="P7">bool term_exists(term_id)</text:p>
      <text:p text:style-name="P7">{</text:p>
      <text:p text:style-name="P7"><text:s text:c="2"/>result := term_get(term_id)</text:p>
      <text:p text:style-name="P7"><text:s text:c="2"/>if (result != 0)</text:p>
      <text:p text:style-name="P7"><text:s text:c="4"/>return success</text:p>
      <text:p text:style-name="P7"><text:s text:c="2"/>else</text:p>
      <text:p text:style-name="P7"><text:s text:c="4"/>return failure</text:p>
      <text:p text:style-name="P7">}</text:p>
      <text:p text:style-name="P7"/>
      <text:p text:style-name="P7">******</text:p>
      <text:p text:style-name="P7"/>
      <text:p text:style-name="P7">int class_create(title, dept, course, section, term, year, cutoffs[])</text:p>
      <text:p text:style-name="P7">{</text:p>
      <text:p text:style-name="P7"><text:s text:c="2"/>if (!class_exists(dept, course, section, term, year))</text:p>
      <text:p text:style-name="P7"><text:s text:c="4"/>// Query string should contain properly formatted SQL</text:p>
      <text:p text:style-name="P7"><text:s text:c="4"/>query := 'INSERT title, dept, course, section, term, year, cutoffs INTO classes'</text:p>
      <text:p text:style-name="P7"><text:s text:c="4"/>result := mysql(query)</text:p>
      <text:p text:style-name="P7"><text:s text:c="4"/>if (result != success)</text:p>
      <text:p text:style-name="P7"><text:s text:c="6"/>return failure</text:p>
      <text:p text:style-name="P7"><text:s text:c="4"/>return class_id</text:p>
      <text:p text:style-name="P7"><text:s text:c="2"/>else</text:p>
      <text:p text:style-name="P7"><text:s text:c="4"/>return failure</text:p>
      <text:p text:style-name="P7">}</text:p>
      <text:p text:style-name="P7">bool class_edit(class_id, title, dept, course, section, term, year, cutoffs[])</text:p>
      <text:p text:style-name="P7">{</text:p>
      <text:p text:style-name="P7"><text:s text:c="2"/>if (class_exists(class_id))</text:p>
      <text:p text:style-name="P7"><text:s text:c="4"/>// Query string should contain properly formatted SQL, will want to update <text:s text:c="4"/></text:p>
      <text:p text:style-name="P7"><text:s text:c="4"/>// only changed information</text:p>
      <text:p text:style-name="P7"><text:s text:c="4"/>query := 'UPDATE classes SET title, dept, course, section, term, year, cutoffs WHERE class_id={class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bool class_delete(class_id)</text:p>
      <text:p text:style-name="P7">{</text:p>
      <text:p text:style-name="P7"><text:s text:c="2"/>if (class_exists(class_id))</text:p>
      <text:p text:style-name="P7"><text:s text:c="4"/>// Query string should contain properly formatted SQL</text:p>
      <text:p text:style-name="P7"><text:s text:c="4"/>query := 'DELETE FROM classes WHERE class_id={class_id}'</text:p>
      <text:p text:style-name="P7"><text:s text:c="4"/>result := mysql(query)</text:p>
      <text:p text:style-name="P7"><text:s text:c="4"/>if (result != success)</text:p>
      <text:p text:style-name="P7"><text:s text:c="6"/>return failure</text:p>
      <text:p text:style-name="P7"><text:s text:c="4"/>return success</text:p>
      <text:p text:style-name="P7"><text:s text:c="2"/>else</text:p>
      <text:p text:style-name="P7"><text:s text:c="4"/>return failure</text:p>
      <text:p text:style-name="P7">}</text:p>
      <text:p text:style-name="P7">array class_get(class_id)</text:p>
      <text:p text:style-name="P7">{</text:p>
      <text:p text:style-name="P7"><text:s text:c="2"/>if (class_exists(class_id))</text:p>
      <text:p text:style-name="P7"><text:s text:c="4"/>// Query string should contain properly formatted SQL</text:p>
      <text:p text:style-name="P7"><text:s text:c="4"/>query := 'SELECT * FROM classes WHERE class_id={class_id}'</text:p>
      <text:p text:style-name="P7"><text:s text:c="4"/>result := mysql(query)</text:p>
      <text:p text:style-name="P7"><text:s text:c="4"/>if (result != success)</text:p>
      <text:p text:style-name="P7"><text:s text:c="6"/>return failure</text:p>
      <text:p text:style-name="P7"><text:s text:c="4"/>return result</text:p>
      <text:p text:style-name="P7"><text:s text:c="2"/>else</text:p>
      <text:p text:style-name="P7"><text:s text:c="4"/>return failure</text:p>
      <text:p text:style-name="P7">}</text:p>
      <text:p text:style-name="P7">array class_get_all()</text:p>
      <text:p text:style-name="P7">{</text:p>
      <text:p text:style-name="P7"><text:s text:c="2"/>// Query string should contain properly formatted SQL</text:p>
      <text:p text:style-name="P7"><text:s text:c="2"/>query := 'SELECT * FROM classes'</text:p>
      <text:p text:style-name="P7"><text:s text:c="2"/>results := mysql(query)</text:p>
      <text:p text:style-name="P7"><text:s text:c="2"/>if (results != success)</text:p>
      <text:p text:style-name="P7"><text:s text:c="4"/>return failure</text:p>
      <text:p text:style-name="P7"><text:s text:c="2"/>else</text:p>
      <text:p text:style-name="P7"><text:s text:c="4"/>return results</text:p>
      <text:p text:style-name="P7">}</text:p>
      <text:p text:style-name="P7">bool class_exists(course_id)</text:p>
      <text:p text:style-name="P7">{</text:p>
      <text:p text:style-name="P7"><text:s text:c="2"/>result := class_get(course_id)</text:p>
      <text:p text:style-name="P7"><text:s text:c="2"/>if (result != 0)</text:p>
      <text:p text:style-name="P7"><text:s text:c="4"/>return success</text:p>
      <text:p text:style-name="P7"><text:s text:c="2"/>else</text:p>
      <text:p text:style-name="P7"><text:s text:c="4"/>return failure</text:p>
      <text:p text:style-name="P7">}</text:p>
      <text:p text:style-name="P7"/>
      <text:p text:style-name="P7">******</text:p>
      <text:p text:style-name="P7"/>
      <text:p text:style-name="P7">array mysql(query)</text:p>
      <text:p text:style-name="P7">{</text:p>
      <text:p text:style-name="P7"><text:s text:c="2"/>connect_database()</text:p>
      <text:p text:style-name="P7"><text:s text:c="2"/>results := perform_sql_query(query)</text:p>
      <text:p text:style-name="P7"><text:s text:c="2"/>disconnect_query()</text:p>
      <text:p text:style-name="P7"><text:s text:c="2"/>return results</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pitch="variable" style:font-charset="x-symbol"/>
    <style:font-face style:name="Courier 10 Pitch" svg:font-family="'Courier 10 Pitch'" style:font-pitch="fixed"/>
    <style:font-face style:name="DejaVu Sans" svg:font-family="'DejaVu Sans'" style:font-pitch="variable"/>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Cameron Palmer</meta:initial-creator>
    <meta:creation-date>2006-10-21T12:37:56</meta:creation-date>
    <dc:date>2006-10-21T22:21:43</dc:date>
    <meta:print-date>2006-10-21T17:25:34</meta:print-date>
    <dc:language>en-US</dc:language>
    <meta:editing-cycles>37</meta:editing-cycles>
    <meta:editing-duration>PT6H44M4S</meta:editing-duration>
    <meta:user-defined meta:name="Info 1"/>
    <meta:user-defined meta:name="Info 2"/>
    <meta:user-defined meta:name="Info 3"/>
    <meta:user-defined meta:name="Info 4"/>
    <meta:document-statistic meta:table-count="4" meta:image-count="0" meta:object-count="0" meta:page-count="6" meta:paragraph-count="325" meta:word-count="1028" meta:character-count="7258"/>
  </office:meta>
</office:document-meta>
</file>